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YouTube Noto" svg:font-family="'YouTube Noto', 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YouTube Noto" fo:font-size="12pt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eow-title"/><text:span text:style-name="T1">"Ingerimaa õhtud"</text:span></text:h>
      <text:p text:style-name="Standard">Veljo Tormis</text:p>
      <text:p text:style-name="Standard"><text:a xlink:type="simple" xlink:href="https://www.youtube.com/watch?v=LWNeVNZ6bZk" text:style-name="Internet_20_link" text:visited-style-name="Visited_20_Internet_20_Link">https://www.youtube.com/watch?v=LWNeVNZ6bZk</text:a></text:p>
      <text:p text:style-name="Standard"/>
      <text:h text:style-name="Heading_20_1" text:outline-level="1"><text:bookmark text:name="eow-title1"/><text:span text:style-name="T1">Curse upon iron</text:span></text:h>
      <text:p text:style-name="Standard">Veljo Tormis</text:p>
      <text:p text:style-name="Standard"><text:a xlink:type="simple" xlink:href="https://www.youtube.com/watch?v=tFFNzWaXWmM" text:style-name="Internet_20_link" text:visited-style-name="Visited_20_Internet_20_Link">https://www.youtube.com/watch?v=tFFNzWaXWmM</text:a></text:p>
      <text:p text:style-name="Standard"/>
      <text:p text:style-name="Standard"/>
      <text:h text:style-name="Heading_20_1" text:outline-level="1"><text:bookmark text:name="eow-title2"/><text:span text:style-name="T1">“Pikse litaania” (Litany to Thunder)</text:span></text:h>
      <text:p text:style-name="Standard"/>
      <text:p text:style-name="Standard">Veljo Tormis</text:p>
      <text:p text:style-name="Standard"/>
      <text:p text:style-name="Standard">https://www.youtube.com/watch?v=IfLaRxkCuH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YouTube Noto" svg:font-family="'YouTube Noto', Roboto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lix Pino-Kovalenko</meta:initial-creator>
    <meta:creation-date>2017-08-18T01:23:24.07</meta:creation-date>
    <dc:date>2017-08-18T01:58:29.67</dc:date>
    <dc:creator>Felix Pino-Kovalenko</dc:creator>
    <meta:editing-duration>PT19M5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20" meta:character-count="233"/>
  </office:meta>
</office:document-meta>
</file>